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1"/>
        </table:table-row>
        <table:table-row table:style-name="ro2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ai_weight</text:p>
          </table:table-cell>
          <table:table-cell table:style-name="ce1" office:value-type="string">
            <text:p>valid_for_country </text:p>
          </table:table-cell>
          <table:table-cell table:style-name="ce1"/>
          <table:table-cell table:number-columns-repeated="4"/>
        </table:table-row>
        <table:table-row table:style-name="ro3">
          <table:table-cell table:number-columns-repeated="6"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4"/>
          <table:table-cell office:value-type="string">
            <text:p>weight</text:p>
          </table:table-cell>
          <table:table-cell table:style-name="ce1" office:value-type="string">
            <text:p>modifier 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16"/>
          <table:table-cell office:value-type="string">
            <text:p>factor</text:p>
          </table:table-cell>
          <table:table-cell table:style-name="ce1" office:value-type="string">
            <text:p>is_country_type 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"AUTO_REPAI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table:number-columns-repeated="3" office:value-type="string">
            <text:p>#delete</text:p>
          </table:table-cell>
          <table:table-cell table:formula="of:=[.A7]" office:value-type="string" office:string-value="&quot;AUTO_REPAIR_2&quot;">
            <text:p>"AUTO_REPAIR_2"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default</text:p>
          </table:table-cell>
          <table:table-cell office:value-type="string">
            <text:p>"AUTO_REPAIR</text:p>
          </table:table-cell>
          <table:table-cell table:number-columns-repeated="3"/>
        </table:table-row>
        <table:table-row table:style-name="ro1">
          <table:table-cell office:value-type="string">
            <text:p>"AUTO_REPAIR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table:number-columns-repeated="3" office:value-type="string">
            <text:p>#delete</text:p>
          </table:table-cell>
          <table:table-cell/>
          <table:table-cell office:value-type="string">
            <text:p>10</text:p>
          </table:table-cell>
          <table:table-cell table:formula="of:=[.Q6]" office:value-type="float" office:value="0">
            <text:p>0</text:p>
          </table:table-cell>
          <table:table-cell office:value-type="string">
            <text:p>default</text:p>
          </table:table-cell>
          <table:table-cell office:value-type="string">
            <text:p>"AUTO_REPAIR_2</text:p>
          </table:table-cell>
          <table:table-cell table:number-columns-repeated="3"/>
        </table:table-row>
        <table:table-row table:style-name="ro1">
          <table:table-cell office:value-type="string">
            <text:p>"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table:number-columns-repeated="3" office:value-type="string">
            <text:p>#delete</text:p>
          </table:table-cell>
          <table:table-cell table:formula="of:=[.A9]" office:value-type="string" office:string-value="&quot;SHIELD_MULTIPLEXER_2&quot;">
            <text:p>"SHIELD_MULTIPLEXER_2"</text:p>
          </table:table-cell>
          <table:table-cell office:value-type="string">
            <text:p>1</text:p>
          </table:table-cell>
          <table:table-cell table:formula="of:=[.Q7]" office:value-type="float" office:value="0">
            <text:p>0</text:p>
          </table:table-cell>
          <table:table-cell office:value-type="string">
            <text:p>default</text:p>
          </table:table-cell>
          <table:table-cell office:value-type="string">
            <text:p>"SHIELD_MULTIPLEXER_1</text:p>
          </table:table-cell>
          <table:table-cell table:number-columns-repeated="3"/>
        </table:table-row>
        <table:table-row table:style-name="ro1">
          <table:table-cell office:value-type="string">
            <text:p>"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table:number-columns-repeated="3" office:value-type="string">
            <text:p>#delete</text:p>
          </table:table-cell>
          <table:table-cell/>
          <table:table-cell office:value-type="string">
            <text:p>10</text:p>
          </table:table-cell>
          <table:table-cell table:formula="of:=[.Q8]" office:value-type="float" office:value="0">
            <text:p>0</text:p>
          </table:table-cell>
          <table:table-cell office:value-type="string">
            <text:p>default</text:p>
          </table:table-cell>
          <table:table-cell office:value-type="string">
            <text:p>"SHIELD_MULTIPLEXER_2</text:p>
          </table:table-cell>
          <table:table-cell table:number-columns-repeated="3"/>
        </table:table-row>
        <table:table-row table:style-name="ro3">
          <table:table-cell office:value-type="string">
            <text:p>"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office:value-type="string">
            <text:p>#delete</text:p>
          </table:table-cell>
          <table:table-cell table:formula="of:=[.A11]" office:value-type="string" office:string-value="&quot;TARGETING_OPTRONICS_2&quot;">
            <text:p>"TARGETING_OPTRONICS_2"</text:p>
          </table:table-cell>
          <table:table-cell office:value-type="string">
            <text:p>1</text:p>
          </table:table-cell>
          <table:table-cell table:formula="of:=[.Q9]" office:value-type="float" office:value="0">
            <text:p>0</text:p>
          </table:table-cell>
          <table:table-cell office:value-type="string">
            <text:p>default</text:p>
          </table:table-cell>
          <table:table-cell office:value-type="string">
            <text:p>"TARGETING_OPTRONICS_1</text:p>
          </table:table-cell>
          <table:table-cell table:number-columns-repeated="3"/>
        </table:table-row>
        <table:table-row table:style-name="ro3">
          <table:table-cell office:value-type="string">
            <text:p>"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3" office:value-type="string">
            <text:p>#delete</text:p>
          </table:table-cell>
          <table:table-cell table:formula="of:=[.A12]" office:value-type="string" office:string-value="&quot;ENIGMATIC_ENCODER&quot;">
            <text:p>"ENIGMATIC_ENCODER"</text:p>
          </table:table-cell>
          <table:table-cell office:value-type="string">
            <text:p>10</text:p>
          </table:table-cell>
          <table:table-cell table:formula="of:=[.Q10]" office:value-type="float" office:value="0">
            <text:p>0</text:p>
          </table:table-cell>
          <table:table-cell office:value-type="string">
            <text:p>default</text:p>
          </table:table-cell>
          <table:table-cell office:value-type="string">
            <text:p>"TARGETING_OPTRONICS_2</text:p>
          </table:table-cell>
          <table:table-cell table:number-columns-repeated="3"/>
        </table:table-row>
        <table:table-row table:style-name="ro1">
          <table:table-cell office:value-type="string">
            <text:p>"ENIGMATIC_ENCOD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3" office:value-type="string">
            <text:p>#delete</text:p>
          </table:table-cell>
          <table:table-cell/>
          <table:table-cell office:value-type="string">
            <text:p>100</text:p>
          </table:table-cell>
          <table:table-cell table:formula="of:=[.Q11]" office:value-type="float" office:value="0">
            <text:p>0</text:p>
          </table:table-cell>
          <table:table-cell office:value-type="string">
            <text:p>default</text:p>
          </table:table-cell>
          <table:table-cell office:value-type="string">
            <text:p>"ENIGMATIC_ENCODER</text:p>
          </table:table-cell>
          <table:table-cell table:number-columns-repeated="3"/>
        </table:table-row>
        <table:table-row table:style-name="ro4"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table:style-name="ce1" office:value-type="string">
            <text:p>"GFX_ship_part_empty_ftl_drive"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office:value-type="string">
            <text:p>"ex_aux_slot_replace"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style-name="ce2" office:value-type="string">
            <text:p>"</text:p>
          </table:table-cell>
          <table:table-cell table:number-columns-repeated="2"/>
        </table:table-row>
        <table:table-row table:style-name="ro3">
          <table:table-cell table:formula="of:=CONCATENATE([.S14];&quot;_&quot;;[.V14];[.T$13])" office:value-type="string" office:string-value="&quot;AUTO_REPAIR_CORVETTE&quot;">
            <text:p>"AUTO_REPAIR_CORVETTE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15]" office:value-type="string" office:string-value="&quot;AUTO_REPAIR_2_CORVETTE&quot;">
            <text:p>"AUTO_REPAIR_2_CORVETTE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S15];&quot;_&quot;;[.V15];[.T$13])" office:value-type="string" office:string-value="&quot;AUTO_REPAIR_2_CORVETTE&quot;">
            <text:p>"AUTO_REPAIR_2_CORVETTE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S16];&quot;_&quot;;[.V16];[.T$13])" office:value-type="string" office:string-value="&quot;SHIELD_MULTIPLEXER_1_CORVETTE&quot;">
            <text:p>"SHIELD_MULTIPLEXER_1_CORVETTE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17]" office:value-type="string" office:string-value="&quot;SHIELD_MULTIPLEXER_2_CORVETTE&quot;">
            <text:p>"SHIELD_MULTIPLEXER_2_CORVETTE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S17];&quot;_&quot;;[.V17];[.T$13])" office:value-type="string" office:string-value="&quot;SHIELD_MULTIPLEXER_2_CORVETTE&quot;">
            <text:p>"SHIELD_MULTIPLEXER_2_CORVETTE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S18];&quot;_&quot;;[.V18];[.T$13])" office:value-type="string" office:string-value="&quot;TARGETING_OPTRONICS_1_CORVETTE&quot;">
            <text:p>"TARGETING_OPTRONICS_1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19]" office:value-type="string" office:string-value="&quot;TARGETING_OPTRONICS_2_CORVETTE&quot;">
            <text:p>"TARGETING_OPTRONICS_2_CORVETTE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S19];&quot;_&quot;;[.V19];[.T$13])" office:value-type="string" office:string-value="&quot;TARGETING_OPTRONICS_2_CORVETTE&quot;">
            <text:p>"TARGETING_OPTRONICS_2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20]" office:value-type="string" office:string-value="&quot;ENIGMATIC_ENCODER_CORVETTE&quot;">
            <text:p>"ENIGMATIC_ENCODER_CORVETTE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S20];&quot;_&quot;;[.V20];[.T$13])" office:value-type="string" office:string-value="&quot;ENIGMATIC_ENCODER_CORVETTE&quot;">
            <text:p>"ENIGMATIC_ENCODER_CORVETTE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corvette corvetteNSC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3">
          <table:table-cell table:formula="of:=CONCATENATE([.S21];&quot;_&quot;;[.V21];[.T$13])" office:value-type="string" office:string-value="&quot;AUTO_REPAIR_DESTROYER&quot;">
            <text:p>"AUTO_REPAIR_DESTROY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destroyer destroyerNSC Escort Frigate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22]" office:value-type="string" office:string-value="&quot;AUTO_REPAIR_2_DESTROYER&quot;">
            <text:p>"AUTO_REPAIR_2_DESTROYER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S22];&quot;_&quot;;[.V22];[.T$13])" office:value-type="string" office:string-value="&quot;AUTO_REPAIR_2_DESTROYER&quot;">
            <text:p>"AUTO_REPAIR_2_DESTROY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destroyer destroyerNSC Escort Frigate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S23];&quot;_&quot;;[.V23];[.T$13])" office:value-type="string" office:string-value="&quot;SHIELD_MULTIPLEXER_1_DESTROYER&quot;">
            <text:p>"SHIELD_MULTIPLEXER_1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24]" office:value-type="string" office:string-value="&quot;SHIELD_MULTIPLEXER_2_DESTROYER&quot;">
            <text:p>"SHIELD_MULTIPLEXER_2_DESTROYER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S24];&quot;_&quot;;[.V24];[.T$13])" office:value-type="string" office:string-value="&quot;SHIELD_MULTIPLEXER_2_DESTROYER&quot;">
            <text:p>"SHIELD_MULTIPLEXER_2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S25];&quot;_&quot;;[.V25];[.T$13])" office:value-type="string" office:string-value="&quot;TARGETING_OPTRONICS_1_DESTROYER&quot;">
            <text:p>"TARGETING_OPTRONICS_1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26]" office:value-type="string" office:string-value="&quot;TARGETING_OPTRONICS_2_DESTROYER&quot;">
            <text:p>"TARGETING_OPTRONICS_2_DESTROYER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S26];&quot;_&quot;;[.V26];[.T$13])" office:value-type="string" office:string-value="&quot;TARGETING_OPTRONICS_2_DESTROYER&quot;">
            <text:p>"TARGETING_OPTRONICS_2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27]" office:value-type="string" office:string-value="&quot;ENIGMATIC_ENCODER_DESTROYER&quot;">
            <text:p>"ENIGMATIC_ENCODER_DESTROYER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S27];&quot;_&quot;;[.V27];[.T$13])" office:value-type="string" office:string-value="&quot;ENIGMATIC_ENCODER_DESTROYER&quot;">
            <text:p>"ENIGMATIC_ENCODER_DESTROY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destroyer destroyerNSC Escort Frigate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3">
          <table:table-cell table:formula="of:=CONCATENATE([.S28];&quot;_&quot;;[.V28];[.T$13])" office:value-type="string" office:string-value="&quot;AUTO_REPAIR_CRUISER&quot;">
            <text:p>"AUTO_REPAIR_CRUIS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29]" office:value-type="string" office:string-value="&quot;AUTO_REPAIR_2_CRUISER&quot;">
            <text:p>"AUTO_REPAIR_2_CRUISER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S29];&quot;_&quot;;[.V29];[.T$13])" office:value-type="string" office:string-value="&quot;AUTO_REPAIR_2_CRUISER&quot;">
            <text:p>"AUTO_REPAIR_2_CRUIS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S30];&quot;_&quot;;[.V30];[.T$13])" office:value-type="string" office:string-value="&quot;SHIELD_MULTIPLEXER_1_CRUISER&quot;">
            <text:p>"SHIELD_MULTIPLEXER_1_CRUIS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31]" office:value-type="string" office:string-value="&quot;SHIELD_MULTIPLEXER_2_CRUISER&quot;">
            <text:p>"SHIELD_MULTIPLEXER_2_CRUISER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S31];&quot;_&quot;;[.V31];[.T$13])" office:value-type="string" office:string-value="&quot;SHIELD_MULTIPLEXER_2_CRUISER&quot;">
            <text:p>"SHIELD_MULTIPLEXER_2_CRUIS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S32];&quot;_&quot;;[.V32];[.T$13])" office:value-type="string" office:string-value="&quot;TARGETING_OPTRONICS_1_CRUISER&quot;">
            <text:p>"TARGETING_OPTRONICS_1_CRUIS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33]" office:value-type="string" office:string-value="&quot;TARGETING_OPTRONICS_2_CRUISER&quot;">
            <text:p>"TARGETING_OPTRONICS_2_CRUISER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S33];&quot;_&quot;;[.V33];[.T$13])" office:value-type="string" office:string-value="&quot;TARGETING_OPTRONICS_2_CRUISER&quot;">
            <text:p>"TARGETING_OPTRONICS_2_CRUIS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34]" office:value-type="string" office:string-value="&quot;ENIGMATIC_ENCODER_CRUISER&quot;">
            <text:p>"ENIGMATIC_ENCODER_CRUISER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S34];&quot;_&quot;;[.V34];[.T$13])" office:value-type="string" office:string-value="&quot;ENIGMATIC_ENCODER_CRUISER&quot;">
            <text:p>"ENIGMATIC_ENCODER_CRUIS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3">
          <table:table-cell table:formula="of:=CONCATENATE([.S35];&quot;_&quot;;[.V35];[.T$13])" office:value-type="string" office:string-value="&quot;AUTO_REPAIR_BB&quot;">
            <text:p>"AUTO_REPAIR_BB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battleship battleshipNSC Carrier SCX_Carrier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36]" office:value-type="string" office:string-value="&quot;AUTO_REPAIR_2_BB&quot;">
            <text:p>"AUTO_REPAIR_2_BB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S36];&quot;_&quot;;[.V36];[.T$13])" office:value-type="string" office:string-value="&quot;AUTO_REPAIR_2_BB&quot;">
            <text:p>"AUTO_REPAIR_2_BB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battleship battleshipNSC Carrier SCX_Carrier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S37];&quot;_&quot;;[.V37];[.T$13])" office:value-type="string" office:string-value="&quot;SHIELD_MULTIPLEXER_1_BB&quot;">
            <text:p>"SHIELD_MULTIPLEXER_1_BB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38]" office:value-type="string" office:string-value="&quot;SHIELD_MULTIPLEXER_2_BB&quot;">
            <text:p>"SHIELD_MULTIPLEXER_2_BB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S38];&quot;_&quot;;[.V38];[.T$13])" office:value-type="string" office:string-value="&quot;SHIELD_MULTIPLEXER_2_BB&quot;">
            <text:p>"SHIELD_MULTIPLEXER_2_BB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S39];&quot;_&quot;;[.V39];[.T$13])" office:value-type="string" office:string-value="&quot;TARGETING_OPTRONICS_1_BB&quot;">
            <text:p>"TARGETING_OPTRONICS_1_BB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40]" office:value-type="string" office:string-value="&quot;TARGETING_OPTRONICS_2_BB&quot;">
            <text:p>"TARGETING_OPTRONICS_2_BB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S40];&quot;_&quot;;[.V40];[.T$13])" office:value-type="string" office:string-value="&quot;TARGETING_OPTRONICS_2_BB&quot;">
            <text:p>"TARGETING_OPTRONICS_2_BB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41]" office:value-type="string" office:string-value="&quot;ENIGMATIC_ENCODER_BB&quot;">
            <text:p>"ENIGMATIC_ENCODER_BB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S41];&quot;_&quot;;[.V41];[.T$13])" office:value-type="string" office:string-value="&quot;ENIGMATIC_ENCODER_BB&quot;">
            <text:p>"ENIGMATIC_ENCODER_BB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3">
          <table:table-cell table:formula="of:=CONCATENATE([.S42];&quot;_&quot;;[.V42];[.T$13])" office:value-type="string" office:string-value="&quot;AUTO_REPAIR_DN&quot;">
            <text:p>"AUTO_REPAIR_DN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43]" office:value-type="string" office:string-value="&quot;AUTO_REPAIR_2_DN&quot;">
            <text:p>"AUTO_REPAIR_2_DN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S43];&quot;_&quot;;[.V43];[.T$13])" office:value-type="string" office:string-value="&quot;AUTO_REPAIR_2_DN&quot;">
            <text:p>"AUTO_REPAIR_2_DN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S44];&quot;_&quot;;[.V44];[.T$13])" office:value-type="string" office:string-value="&quot;SHIELD_MULTIPLEXER_1_DN&quot;">
            <text:p>"SHIELD_MULTIPLEXER_1_DN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45]" office:value-type="string" office:string-value="&quot;SHIELD_MULTIPLEXER_2_DN&quot;">
            <text:p>"SHIELD_MULTIPLEXER_2_DN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S45];&quot;_&quot;;[.V45];[.T$13])" office:value-type="string" office:string-value="&quot;SHIELD_MULTIPLEXER_2_DN&quot;">
            <text:p>"SHIELD_MULTIPLEXER_2_DN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S46];&quot;_&quot;;[.V46];[.T$13])" office:value-type="string" office:string-value="&quot;TARGETING_OPTRONICS_1_DN&quot;">
            <text:p>"TARGETING_OPTRONICS_1_DN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47]" office:value-type="string" office:string-value="&quot;TARGETING_OPTRONICS_2_DN&quot;">
            <text:p>"TARGETING_OPTRONICS_2_DN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S47];&quot;_&quot;;[.V47];[.T$13])" office:value-type="string" office:string-value="&quot;TARGETING_OPTRONICS_2_DN&quot;">
            <text:p>"TARGETING_OPTRONICS_2_DN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48]" office:value-type="string" office:string-value="&quot;ENIGMATIC_ENCODER_DN&quot;">
            <text:p>"ENIGMATIC_ENCODER_DN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S48];&quot;_&quot;;[.V48];[.T$13])" office:value-type="string" office:string-value="&quot;ENIGMATIC_ENCODER_DN&quot;">
            <text:p>"ENIGMATIC_ENCODER_DN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3">
          <table:table-cell table:formula="of:=CONCATENATE([.S49];&quot;_&quot;;[.V49];[.T$13])" office:value-type="string" office:string-value="&quot;AUTO_REPAIR_SF&quot;">
            <text:p>"AUTO_REPAIR_S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50]" office:value-type="string" office:string-value="&quot;AUTO_REPAIR_2_SF&quot;">
            <text:p>"AUTO_REPAIR_2_S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3">
          <table:table-cell table:formula="of:=CONCATENATE([.S50];&quot;_&quot;;[.V50];[.T$13])" office:value-type="string" office:string-value="&quot;AUTO_REPAIR_2_SF&quot;">
            <text:p>"AUTO_REPAIR_2_S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S51];&quot;_&quot;;[.V51];[.T$13])" office:value-type="string" office:string-value="&quot;SHIELD_MULTIPLEXER_1_SF&quot;">
            <text:p>"SHIELD_MULTIPLEXER_1_S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52]" office:value-type="string" office:string-value="&quot;SHIELD_MULTIPLEXER_2_SF&quot;">
            <text:p>"SHIELD_MULTIPLEXER_2_S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S52];&quot;_&quot;;[.V52];[.T$13])" office:value-type="string" office:string-value="&quot;SHIELD_MULTIPLEXER_2_SF&quot;">
            <text:p>"SHIELD_MULTIPLEXER_2_S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3">
          <table:table-cell table:formula="of:=CONCATENATE([.S53];&quot;_&quot;;[.V53];[.T$13])" office:value-type="string" office:string-value="&quot;TARGETING_OPTRONICS_1_SF&quot;">
            <text:p>"TARGETING_OPTRONICS_1_S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54]" office:value-type="string" office:string-value="&quot;TARGETING_OPTRONICS_2_SF&quot;">
            <text:p>"TARGETING_OPTRONICS_2_S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3">
          <table:table-cell table:formula="of:=CONCATENATE([.S54];&quot;_&quot;;[.V54];[.T$13])" office:value-type="string" office:string-value="&quot;TARGETING_OPTRONICS_2_SF&quot;">
            <text:p>"TARGETING_OPTRONICS_2_S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55]" office:value-type="string" office:string-value="&quot;ENIGMATIC_ENCODER_SF&quot;">
            <text:p>"ENIGMATIC_ENCODER_SF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S55];&quot;_&quot;;[.V55];[.T$13])" office:value-type="string" office:string-value="&quot;ENIGMATIC_ENCODER_SF&quot;">
            <text:p>"ENIGMATIC_ENCODER_S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3">
          <table:table-cell table:formula="of:=CONCATENATE([.S56];&quot;_&quot;;[.V56];[.T$13])" office:value-type="string" office:string-value="&quot;AUTO_REPAIR_MF&quot;">
            <text:p>"AUTO_REPAIR_M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medium ass_military_complex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57]" office:value-type="string" office:string-value="&quot;AUTO_REPAIR_2_MF&quot;">
            <text:p>"AUTO_REPAIR_2_M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3">
          <table:table-cell table:formula="of:=CONCATENATE([.S57];&quot;_&quot;;[.V57];[.T$13])" office:value-type="string" office:string-value="&quot;AUTO_REPAIR_2_MF&quot;">
            <text:p>"AUTO_REPAIR_2_M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medium ass_military_complex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S58];&quot;_&quot;;[.V58];[.T$13])" office:value-type="string" office:string-value="&quot;SHIELD_MULTIPLEXER_1_MF&quot;">
            <text:p>"SHIELD_MULTIPLEXER_1_M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59]" office:value-type="string" office:string-value="&quot;SHIELD_MULTIPLEXER_2_MF&quot;">
            <text:p>"SHIELD_MULTIPLEXER_2_M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S59];&quot;_&quot;;[.V59];[.T$13])" office:value-type="string" office:string-value="&quot;SHIELD_MULTIPLEXER_2_MF&quot;">
            <text:p>"SHIELD_MULTIPLEXER_2_M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3">
          <table:table-cell table:formula="of:=CONCATENATE([.S60];&quot;_&quot;;[.V60];[.T$13])" office:value-type="string" office:string-value="&quot;TARGETING_OPTRONICS_1_MF&quot;">
            <text:p>"TARGETING_OPTRONICS_1_M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61]" office:value-type="string" office:string-value="&quot;TARGETING_OPTRONICS_2_MF&quot;">
            <text:p>"TARGETING_OPTRONICS_2_M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3">
          <table:table-cell table:formula="of:=CONCATENATE([.S61];&quot;_&quot;;[.V61];[.T$13])" office:value-type="string" office:string-value="&quot;TARGETING_OPTRONICS_2_MF&quot;">
            <text:p>"TARGETING_OPTRONICS_2_M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62]" office:value-type="string" office:string-value="&quot;ENIGMATIC_ENCODER_MF&quot;">
            <text:p>"ENIGMATIC_ENCODER_MF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S62];&quot;_&quot;;[.V62];[.T$13])" office:value-type="string" office:string-value="&quot;ENIGMATIC_ENCODER_MF&quot;">
            <text:p>"ENIGMATIC_ENCODER_M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3">
          <table:table-cell table:formula="of:=CONCATENATE([.S63];&quot;_&quot;;[.V63];[.T$13])" office:value-type="string" office:string-value="&quot;AUTO_REPAIR_LF&quot;">
            <text:p>"AUTO_REPAIR_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large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64]" office:value-type="string" office:string-value="&quot;AUTO_REPAIR_2_LF&quot;">
            <text:p>"AUTO_REPAIR_2_L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3">
          <table:table-cell table:formula="of:=CONCATENATE([.S64];&quot;_&quot;;[.V64];[.T$13])" office:value-type="string" office:string-value="&quot;AUTO_REPAIR_2_LF&quot;">
            <text:p>"AUTO_REPAIR_2_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large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S65];&quot;_&quot;;[.V65];[.T$13])" office:value-type="string" office:string-value="&quot;SHIELD_MULTIPLEXER_1_LF&quot;">
            <text:p>"SHIELD_MULTIPLEXER_1_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66]" office:value-type="string" office:string-value="&quot;SHIELD_MULTIPLEXER_2_LF&quot;">
            <text:p>"SHIELD_MULTIPLEXER_2_L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S66];&quot;_&quot;;[.V66];[.T$13])" office:value-type="string" office:string-value="&quot;SHIELD_MULTIPLEXER_2_LF&quot;">
            <text:p>"SHIELD_MULTIPLEXER_2_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3">
          <table:table-cell table:formula="of:=CONCATENATE([.S67];&quot;_&quot;;[.V67];[.T$13])" office:value-type="string" office:string-value="&quot;TARGETING_OPTRONICS_1_LF&quot;">
            <text:p>"TARGETING_OPTRONICS_1_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large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68]" office:value-type="string" office:string-value="&quot;TARGETING_OPTRONICS_2_LF&quot;">
            <text:p>"TARGETING_OPTRONICS_2_L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3">
          <table:table-cell table:formula="of:=CONCATENATE([.S68];&quot;_&quot;;[.V68];[.T$13])" office:value-type="string" office:string-value="&quot;TARGETING_OPTRONICS_2_LF&quot;">
            <text:p>"TARGETING_OPTRONICS_2_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large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69]" office:value-type="string" office:string-value="&quot;ENIGMATIC_ENCODER_LF&quot;">
            <text:p>"ENIGMATIC_ENCODER_LF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S69];&quot;_&quot;;[.V69];[.T$13])" office:value-type="string" office:string-value="&quot;ENIGMATIC_ENCODER_LF&quot;">
            <text:p>"ENIGMATIC_ENCODER_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large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3">
          <table:table-cell table:formula="of:=CONCATENATE([.S70];&quot;_&quot;;[.V70];[.T$13])" office:value-type="string" office:string-value="&quot;AUTO_REPAIR_XLF&quot;">
            <text:p>"AUTO_REPAIR_X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71]" office:value-type="string" office:string-value="&quot;AUTO_REPAIR_2_XLF&quot;">
            <text:p>"AUTO_REPAIR_2_XL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AUTO_REPAIR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S71];&quot;_&quot;;[.V71];[.T$13])" office:value-type="string" office:string-value="&quot;AUTO_REPAIR_2_XLF&quot;">
            <text:p>"AUTO_REPAIR_2_X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AUTO_REPAIR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S72];&quot;_&quot;;[.V72];[.T$13])" office:value-type="string" office:string-value="&quot;SHIELD_MULTIPLEXER_1_XLF&quot;">
            <text:p>"SHIELD_MULTIPLEXER_1_X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73]" office:value-type="string" office:string-value="&quot;SHIELD_MULTIPLEXER_2_XLF&quot;">
            <text:p>"SHIELD_MULTIPLEXER_2_XL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S73];&quot;_&quot;;[.V73];[.T$13])" office:value-type="string" office:string-value="&quot;SHIELD_MULTIPLEXER_2_XLF&quot;">
            <text:p>"SHIELD_MULTIPLEXER_2_X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 table:number-columns-repeated="2"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S74];&quot;_&quot;;[.V74];[.T$13])" office:value-type="string" office:string-value="&quot;TARGETING_OPTRONICS_1_XLF&quot;">
            <text:p>"TARGETING_OPTRONICS_1_X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75]" office:value-type="string" office:string-value="&quot;TARGETING_OPTRONICS_2_XLF&quot;">
            <text:p>"TARGETING_OPTRONICS_2_XLF"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S75];&quot;_&quot;;[.V75];[.T$13])" office:value-type="string" office:string-value="&quot;TARGETING_OPTRONICS_2_XLF&quot;">
            <text:p>"TARGETING_OPTRONICS_2_X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76]" office:value-type="string" office:string-value="&quot;ENIGMATIC_ENCODER_XLF&quot;">
            <text:p>"ENIGMATIC_ENCODER_XLF"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3">
          <table:table-cell table:formula="of:=CONCATENATE([.S76];&quot;_&quot;;[.V76];[.T$13])" office:value-type="string" office:string-value="&quot;ENIGMATIC_ENCODER_XLF&quot;">
            <text:p>"ENIGMATIC_ENCODER_X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 table:number-columns-repeated="2"/>
          <table:table-cell office:value-type="string">
            <text:p>"ENIGMATIC_ENCODER</text:p>
          </table:table-cell>
          <table:table-cell table:number-columns-repeated="2"/>
          <table:table-cell office:value-type="string">
            <text:p>XLF</text:p>
          </table:table-cell>
        </table:table-row>
      </table:table>
      <table:table table:name="OccurenceNumbers" table:style-name="ta1">
        <table:table-column table:style-name="co2" table:number-columns-repeated="15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4"/>
        </table:table-row>
        <table:table-row table:style-name="ro3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ai_weight</text:p>
          </table:table-cell>
        </table:table-row>
        <table:table-row table:style-name="ro3">
          <table:table-cell table:number-columns-repeated="6"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3"/>
          <table:table-cell office:value-type="string">
            <text:p>weigh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AUTO_REPAIR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AUTO_REPAIR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ELD_MULTIPLEXER_1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ELD_MULTIPLEXER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TARGETING_OPTRONICS_1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TARGETING_OPTRONICS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ENIGMATIC_ENCODER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20:1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1T20:10:47.14</dc:date>
    <dc:creator>David </dc:creator>
    <meta:editing-duration>PT1H40M1S</meta:editing-duration>
    <meta:editing-cycles>11</meta:editing-cycles>
    <meta:document-statistic meta:table-count="2" meta:cell-count="1173" meta:object-count="0"/>
  </office:meta>
</office:document-meta>
</file>